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table:number-columns-repeated="9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97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5T15:33:45.911080873</dc:date>
    <meta:editing-duration>P31DT2H48M28S</meta:editing-duration>
    <meta:editing-cycles>74</meta:editing-cycles>
    <meta:generator>LibreOffice/5.1.6.2$Linux_X86_64 LibreOffice_project/10m0$Build-2</meta:generator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241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